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4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</table:table-row>
        <table:table-row table:style-name="ro3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table:number-columns-repeated="4"/>
          <table:table-cell table:style-name="ce15" table:formula="of:=SUM([.B3:.F3])" office:value-type="float" office:value="7100" calcext:value-type="float">
            <text:p>7100</text:p>
          </table:table-cell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355" calcext:value-type="float">
            <text:p>355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28:.F28])" office:value-type="float" office:value="355" calcext:value-type="float">
            <text:p>355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2400" calcext:value-type="float">
            <text:p>24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/>
          <table:table-cell table:number-columns-repeated="3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D28];[.E2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)" office:value-type="float" office:value="355" calcext:value-type="float">
            <text:p>355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Դավիթ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Վահե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Տաթև</text:p>
          </table:table-cell>
          <table:table-cell office:value-type="float" office:value="7100" calcext:value-type="float">
            <text:p>7100</text:p>
          </table:table-cell>
          <table:table-cell/>
        </table:table-row>
        <table:table-row table:style-name="ro3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Մովսես</text:p>
          </table:table-cell>
          <table:table-cell office:value-type="float" office:value="4500" calcext:value-type="float">
            <text:p>4500</text:p>
          </table:table-cell>
          <table:table-cell/>
        </table:table-row>
        <table:table-row table:style-name="ro3">
          <table:table-cell table:number-columns-repeated="7"/>
          <table:table-cell table:formula="of:=SUM([.D28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 calcext:value-type="float">
            <text:p>355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12">
          <table:table-cell/>
          <table:table-cell table:formula="of:=[.B3]/20" office:value-type="float" office:value="355" calcext:value-type="float">
            <text:p>355</text:p>
          </table:table-cell>
          <table:table-cell/>
          <table:table-cell table:formula="of:=[.D3]/22" office:value-type="float" office:value="0" calcext:value-type="float">
            <text:p>0</text:p>
          </table:table-cell>
          <table:table-cell table:formula="of:=[.E3]/21" office:value-type="float" office:value="0" calcext:value-type="float">
            <text:p>0</text:p>
          </table:table-cell>
          <table:table-cell table:formula="of:=[.F3]/19" office:value-type="float" office:value="0" calcext:value-type="float">
            <text:p>0</text:p>
          </table:table-cell>
          <table:table-cell/>
          <table:table-cell table:style-name="ce15" table:formula="of:=SUM([.H3:.H27])" office:value-type="float" office:value="7100" calcext:value-type="float">
            <text:p>710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ce29" office:value-type="float" office:value="22000" calcext:value-type="float">
            <text:p>22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21:45:50.211805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4T21:56:00.149358145</dc:date>
    <meta:editing-duration>P5DT23H10M49S</meta:editing-duration>
    <meta:editing-cycles>2171</meta:editing-cycles>
    <meta:generator>LibreOffice/4.2.6.3$Linux_X86_64 LibreOffice_project/420m0$Build-3</meta:generator>
    <meta:document-statistic meta:table-count="13" meta:cell-count="5311" meta:object-count="0"/>
  </office:meta>
</office:document-meta>
</file>